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list-style-name="WWNum3">
      <style:paragraph-properties fo:margin-left="0.5in" fo:margin-right="0in"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7">
      <style:paragraph-properties fo:margin-left="0.5in" fo:margin-right="0in" fo:text-indent="-0.25in" style:auto-text-indent="false"/>
    </style:style>
    <style:style style:name="P5" style:family="paragraph" style:parent-style-name="Standard" style:list-style-name="WWNum5">
      <style:paragraph-properties fo:margin-left="0.5in" fo:margin-right="0in" fo:text-indent="-0.25in" style:auto-text-indent="false"/>
    </style:style>
    <style:style style:name="P6" style:family="paragraph" style:parent-style-name="Standard" style:list-style-name="WWNum6">
      <style:paragraph-properties fo:margin-left="0.5in" fo:margin-right="0in" fo:text-indent="-0.25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paragraph-properties fo:margin-left="0in" fo:margin-right="0in" fo:text-indent="0.5in" style:auto-text-indent="false"/>
    </style:style>
    <style:style style:name="P10"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Description du state : </text:span></text:p>
      <text:p text:style-name="Standard"/>
      <text:p text:style-name="P1">Le state est fondé sur une classe state qui récapitule l’état générale du jeu :</text:p>
      <text:list xml:id="list1331336601" text:style-name="WWNum3">
        <text:list-item>
          <text:p text:style-name="P2">Qui est le joueur 1 ?</text:p>
        </text:list-item>
        <text:list-item>
          <text:p text:style-name="P2">Qui est le joueur 2 ?</text:p>
        </text:list-item>
        <text:list-item>
          <text:p text:style-name="P2">Quel est le nombre de tours ? </text:p>
        </text:list-item>
        <text:list-item>
          <text:p text:style-name="P2">Le jeu a t-il commencé et si oui qui joue ?</text:p>
        </text:list-item>
      </text:list>
      <text:p text:style-name="Standard"/>
      <text:p text:style-name="P9">On donne ensuite une description de <text:span text:style-name="T1">Player</text:span> avec un statut (joue/ a gagné / a perdu), une liste de ressources (un id qui indique le type de ressource), une liste de bâtiments (liste de Building), une armée (Army), une couleur. L’objet Player possède:</text:p>
      <text:list xml:id="list3612904663" text:style-name="WWNum1">
        <text:list-item>
          <text:p text:style-name="P3">une méthode <text:span text:style-name="T3">attack</text:span> pour attaquer</text:p>
        </text:list-item>
        <text:list-item>
          <text:p text:style-name="P3">une méthode <text:span text:style-name="T3">getRessource</text:span> pour obtenir la quantité de ressource qu’il possède et <text:span text:style-name="T3">setRessource</text:span> pour modifier cette valeur</text:p>
        </text:list-item>
        <text:list-item>
          <text:p text:style-name="P3">une méthode <text:span text:style-name="T3">getBuilding</text:span> pour obtenir la liste des bâtiments du joueur, une méthode <text:span text:style-name="T3">addBuildings</text:span> pour ajouter des bâtiments au joueur, et une méthode <text:span text:style-name="T3">removeBuilding </text:span>pour retirer des bâtiments au joueur</text:p>
        </text:list-item>
        <text:list-item>
          <text:p text:style-name="P3">une méthode <text:span text:style-name="T3">getColor</text:span> pour obtenir la couleur du joueur, et une méthode <text:span text:style-name="T3">setColor</text:span> pour modifier cette couleur.</text:p>
        </text:list-item>
        <text:list-item>
          <text:p text:style-name="P3">une méthode <text:span text:style-name="T3">getArmy</text:span> pour obtenir la liste des unités composant l’armée du joueur, une méthode <text:span text:style-name="T3">addArmy</text:span> pour ajouter des unités à l’armée du joueur, et une méthode<text:span text:style-name="T3"> removeArmy</text:span> pour retirer une unité à l’armée du joueur</text:p>
        </text:list-item>
        <text:list-item>
          <text:p text:style-name="P3">une méthode <text:span text:style-name="T3">getName</text:span> pour récupérer le nom du joueur et une méthode <text:span text:style-name="T3">setName</text:span> pour changer le nom du joueur.</text:p>
        </text:list-item>
      </text:list>
      <text:p text:style-name="Standard"/>
      <text:p text:style-name="P9">La classe <text:span text:style-name="T1">Ressource</text:span> est composée d’un unique attribut amount (entier) ainsi que d’un setter et d’un getter.</text:p>
      <text:p text:style-name="Standard">De cette classe hérite <text:span text:style-name="T1">Mana</text:span>.</text:p>
      <text:p text:style-name="Standard"/>
      <text:p text:style-name="P9">La classe <text:span text:style-name="T1">Building</text:span> est composée d’une position, d’un identifiant de contrôle permettant de savoir si le bâtiment est neutre, ou s' il appartient au joueur 1 ou au joueur 2, amountMana qui permet de mesurer la quantité de mana du bâtiment, amountHp qui permet de mesurer la santé du bâtiment avant sa destruction, un bâtiment BuildingID qui permet d’identifier le bâtiment de manière unique, et typeID qui permet de distinguer le type de bâtiment. Building possède une unique méthode <text:span text:style-name="T3">setBuildingId</text:span> qui permet de modifier l’ID.</text:p>
      <text:p text:style-name="Standard"/>
      <text:p text:style-name="Standard">De cette classe hérite quatres classes :</text:p>
      <text:list xml:id="list1938627593" text:style-name="WWNum7">
        <text:list-item>
          <text:p text:style-name="P4"><text:span text:style-name="T1">Headquarter</text:span></text:p>
        </text:list-item>
        <text:list-item>
          <text:p text:style-name="P4"><text:span text:style-name="T1">ManaMine</text:span></text:p>
        </text:list-item>
        <text:list-item>
          <text:p text:style-name="P4"><text:span text:style-name="T1">Town</text:span></text:p>
        </text:list-item>
        <text:list-item>
          <text:p text:style-name="P4"><text:soft-page-break/><text:span text:style-name="T1">TrainingCamp</text:span></text:p>
        </text:list-item>
      </text:list>
      <text:p text:style-name="Standard"/>
      <text:p text:style-name="P9">On décrit ensuite la classe <text:span text:style-name="T1">Army</text:span> qui possède plusieurs attributs <text:s/>: workForce qui contient la population entière de l’armée, bats qui contient le nombre de bats, dwarfs qui contient le nombre de dwarf, knights qui contient le nombre de knights, gobelins qui contient le nombre de gobelins, wizards qui contient le nombre de wizards, golems qui contient le nombre de golems.</text:p>
      <text:p text:style-name="Standard"/>
      <text:p text:style-name="P9">La classe <text:span text:style-name="T1">Unit </text:span>contient plusieurs attributs : size qui contient le nombre de combattants dans l’unité, positions qui continent la position de l’unité, singleHpUnit qui contient les points de santé d’un unique membre de l’unité, globalHp qui contient les points de santés de l’unité complète, attackrange qui permet d’obtenir la portée de l’attaque d’une unité, sightRange qui permet d’obtenir la puissance de la vision d’un membre de l’unité, globaleDamage qui permet de quantifier les dégâts totaux infligés par une unité, moveRange qui permet de quantifier les déplacements d’une unité et finalement unitID pour identifier l’unité de façon unique et typeId pour identifier la race de l’unité.</text:p>
      <text:p text:style-name="Standard"/>
      <text:p text:style-name="Standard"><text:tab/>La classe contient plusieurs méthodes :</text:p>
      <text:list xml:id="list3887954035" text:style-name="WWNum5">
        <text:list-item>
          <text:p text:style-name="P5">une méthode <text:span text:style-name="T3">init</text:span> pour initialiser l’unité</text:p>
        </text:list-item>
        <text:list-item>
          <text:p text:style-name="P5">une méthode <text:span text:style-name="T3">move</text:span> pour se déplacer</text:p>
        </text:list-item>
        <text:list-item>
          <text:p text:style-name="P5">une méthode <text:span text:style-name="T3">place</text:span> pour déplacer arbitrairement l’unité à une Position donnée</text:p>
        </text:list-item>
        <text:list-item>
          <text:p text:style-name="P5">une méthode <text:span text:style-name="T3">attack</text:span> pour attaquer</text:p>
        </text:list-item>
      </text:list>
      <text:p text:style-name="Standard"/>
      <text:p text:style-name="Standard">De cette classe hérite les différents types d’unités :</text:p>
      <text:list xml:id="list2157852332" text:style-name="WWNum6">
        <text:list-item>
          <text:p text:style-name="P6"><text:span text:style-name="T1">Bat</text:span></text:p>
        </text:list-item>
        <text:list-item>
          <text:p text:style-name="P6"><text:span text:style-name="T1">Gobelin</text:span></text:p>
        </text:list-item>
        <text:list-item>
          <text:p text:style-name="P6"><text:span text:style-name="T1">Dwarf</text:span></text:p>
        </text:list-item>
        <text:list-item>
          <text:p text:style-name="P6"><text:span text:style-name="T1">Knight</text:span></text:p>
        </text:list-item>
        <text:list-item>
          <text:p text:style-name="P6"><text:span text:style-name="T1">Wizard</text:span></text:p>
        </text:list-item>
        <text:list-item>
          <text:p text:style-name="P6"><text:span text:style-name="T1">Golem</text:span></text:p>
        </text:list-item>
      </text:list>
      <text:p text:style-name="Standard"/>
      <text:p text:style-name="Standard">Une classe <text:span text:style-name="T1">Environnement </text:span>avec un attribut typeID pour identifier le type de biome, et allPositions pour accéder à la liste de Positions que couvre le biome. Cette classe contient deux méthodes : <text:span text:style-name="T3">getTypeID et setTypeID</text:span>. </text:p>
      <text:p text:style-name="Standard"/>
      <text:p text:style-name="Standard">De cette classe hérite :</text:p>
      <text:list xml:id="list1814804186" text:style-name="WWNum4">
        <text:list-item>
          <text:p text:style-name="P7"><text:span text:style-name="T1">Mountain</text:span></text:p>
        </text:list-item>
        <text:list-item>
          <text:p text:style-name="P7"><text:span text:style-name="T1">Forest</text:span></text:p>
        </text:list-item>
        <text:list-item>
          <text:p text:style-name="P7"><text:span text:style-name="T1">Plain</text:span></text:p>
        </text:list-item>
      </text:list>
      <text:p text:style-name="Standard"><text:soft-page-break/></text:p>
      <text:p text:style-name="Standard">Une classe <text:span text:style-name="T1">Position</text:span> qui contient deux attributs x et y et plusieurs méthodes :</text:p>
      <text:list xml:id="list1518875351" text:style-name="WWNum2">
        <text:list-item>
          <text:p text:style-name="P8">une méthode <text:span text:style-name="T3">changePlace</text:span> pour se déplacer de façon arbitraire</text:p>
        </text:list-item>
        <text:list-item>
          <text:p text:style-name="P8">une méthode <text:span text:style-name="T3">move</text:span> pour se déplacer</text:p>
        </text:list-item>
        <text:list-item>
          <text:p text:style-name="P8">deux méthodes <text:span text:style-name="T3">getX </text:span>et <text:span text:style-name="T3">getY</text:span> </text:p>
        </text:list-item>
        <text:list-item>
          <text:p text:style-name="P8">deux méthodes <text:span text:style-name="T3">setX</text:span> et <text:span text:style-name="T3">setY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5" meta:word-count="663" meta:character-count="3873" meta:non-whitespace-character-count="3279"/>
    <meta:generator>LibreOfficeDev/6.0.5.2$Linux_X86_64 LibreOffice_project/</meta:generator>
  </office:meta>
</office:document-meta>
</file>